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>class設計</text:p>
      <text:p text:style-name="內文">class poker{</text:p>
      <text:p text:style-name="內文">public:</text:p>
      <text:p text:style-name="內文"><text:s text:c="4"/>char value;<text:s text:c="26"/>//牌面數字</text:p>
      <text:p text:style-name="內文"><text:s text:c="4"/>char type;<text:s text:c="27"/>//花色</text:p>
      <text:p text:style-name="內文"><text:s text:c="4"/>std::vector&lt;std::vector&lt;char&gt;&gt; image;<text:s text:c="3"/>//該數字及花色所對應圖案</text:p>
      <text:p text:style-name="內文"><text:s text:c="4"/>poker(char = 'A', char = 'H');<text:s text:c="13"/>//生成函數</text:p>
      <text:p text:style-name="內文"><text:s text:c="4"/>void printCard();<text:s text:c="22"/>//印出牌</text:p>
      <text:p text:style-name="內文"><text:s text:c="4"/>void setValue(char);<text:s text:c="19"/>//設置數字</text:p>
      <text:p text:style-name="內文"><text:s text:c="4"/>void setType(char);<text:s text:c="20"/>//設置花色</text:p>
      <text:p text:style-name="內文"><text:s text:c="4"/>void createImage();<text:s text:c="20"/>//製造圖形</text:p>
      <text:p text:style-name="內文">};</text:p>
      <text:p text:style-name="內文">用std::vector&lt;char&gt;而不是char[10]是因為std::vector在之後生成圖形比較方便，將數字和花色另外寫成函數是因為這樣比較好控制輸入邏輯</text:p>
      <text:p text:style-name="內文"/>
      <text:p text:style-name="內文">印出牌面</text:p>
      <text:p text:style-name="內文">程式碼</text:p>
      <text:p text:style-name="內文">void printAll(){</text:p>
      <text:p text:style-name="內文"><text:s text:c="4"/>char printType;</text:p>
      <text:p text:style-name="內文"><text:s text:c="4"/>int row;</text:p>
      <text:p text:style-name="內文"><text:s text:c="4"/>std::cout &lt;&lt; "input type(H, D, C, S)" &lt;&lt; std::endl;</text:p>
      <text:p text:style-name="內文"><text:s text:c="4"/>std::cin &gt;&gt; printType;</text:p>
      <text:p text:style-name="內文"><text:s text:c="4"/>std::cout &lt;&lt; "input row" &lt;&lt; std::endl;</text:p>
      <text:p text:style-name="內文"><text:s text:c="4"/>std::cin &gt;&gt; row;</text:p>
      <text:p text:style-name="內文"/>
      <text:p text:style-name="內文"><text:s text:c="4"/>std::vector&lt;char&gt;cardList = {'A', '2', '3', '4', '5', '6', '7', '8', '9', 'T', 'J', 'Q', 'K'};</text:p>
      <text:p text:style-name="內文"><text:s text:c="4"/>std::vector&lt;poker&gt; card;</text:p>
      <text:p text:style-name="內文"><text:s text:c="4"/>for (int i = 0 ; i &lt; 13; i++){</text:p>
      <text:p text:style-name="內文"><text:s text:c="8"/>card.push_back(poker(cardList[i], printType));</text:p>
      <text:p text:style-name="內文"><text:s text:c="4"/>}</text:p>
      <text:p text:style-name="內文"><text:s text:c="4"/>std::vector&lt;int&gt; rowArea = {};</text:p>
      <text:p text:style-name="內文"><text:s text:c="4"/>int temp_count = 0;</text:p>
      <text:p text:style-name="內文"><text:s text:c="4"/>while (temp_count &lt; 13){</text:p>
      <text:p text:style-name="內文"><text:s text:c="8"/>rowArea.push_back(temp_count);</text:p>
      <text:p text:style-name="內文"><text:s text:c="8"/>temp_count += row;</text:p>
      <text:p text:style-name="內文"><text:s text:c="4"/>}</text:p>
      <text:p text:style-name="內文"><text:s text:c="4"/>rowArea.push_back(13);</text:p>
      <text:p text:style-name="內文"><text:s text:c="4"/>for (int num = 0 ; num &lt; rowArea.size()-1; num++){</text:p>
      <text:p text:style-name="內文"><text:s text:c="8"/>for (int j = 0 ; j &lt; 7; j++){</text:p>
      <text:p text:style-name="內文"><text:s text:c="12"/>std::vector&lt;char&gt; row = {};</text:p>
      <text:p text:style-name="內文"><text:s text:c="12"/>for (int i = rowArea[num] ; i &lt; rowArea[num+1]; i++){</text:p>
      <text:p text:style-name="內文"><text:s text:c="16"/>for (int k = 0 ; k &lt; 11; k++){</text:p>
      <text:p text:style-name="內文"><text:s text:c="20"/>std::cout &lt;&lt; card[i].image[j][k];</text:p>
      <text:p text:style-name="內文"><text:s text:c="16"/>}</text:p>
      <text:p text:style-name="內文"><text:s text:c="16"/>std::cout &lt;&lt; ' ';</text:p>
      <text:p text:style-name="內文"><text:s text:c="12"/>}</text:p>
      <text:p text:style-name="內文"><text:s text:c="12"/>std::cout &lt;&lt; std::endl;</text:p>
      <text:p text:style-name="內文"><text:s text:c="8"/>}</text:p>
      <text:soft-page-break/>
      <text:p text:style-name="內文"><text:s text:c="4"/>}</text:p>
      <text:p text:style-name="內文">}</text:p>
      <text:p text:style-name="內文">因為要求輸出由左至右排列，所以原本的printCard不適合用在這邊，在讀取花色及一排幾張後，生成包含一至十三的物件串列，再計算要幾列以及每列出現的序號，之後一行一行的將該行圖形的值包進串列裡，最後印出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3333in"/>
      <style:text-properties style:font-name="Aptos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Aptos Display" style:font-name-asian="新細明體" style:font-name-complex="Times New Roman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Aptos Display" style:font-name-asian="新細明體" style:font-name-complex="Times New Roman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style:font-name-asian="新細明體" style:font-name-complex="Times New Roman"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style:font-name-asian="新細明體" style:font-name-complex="Times New Roman"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style:font-name-asian="新細明體" style:font-name-complex="Times New Roman"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 fo:margin-bottom="0in"/>
      <style:text-properties style:font-name-asian="新細明體" style:font-name-complex="Times New Roman"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bottom="0in" fo:margin-left="0.0694in">
        <style:tab-stops/>
      </style:paragraph-properties>
      <style:text-properties style:font-name-asian="新細明體" style:font-name-complex="Times New Roman"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bottom="0in" fo:margin-left="0.1388in">
        <style:tab-stops/>
      </style:paragraph-properties>
      <style:text-properties style:font-name-asian="新細明體" style:font-name-complex="Times New Roman"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bottom="0in" fo:margin-left="0.2083in">
        <style:tab-stops/>
      </style:paragraph-properties>
      <style:text-properties style:font-name-asian="新細明體" style:font-name-complex="Times New Roman"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Aptos Display" style:font-name-asian="新細明體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-asian="新細明體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-asian="新細明體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-asian="新細明體" style:font-name-complex="Times New Roman" fo:color="#0F4761"/>
    </style:style>
    <style:style style:name="標題6字元" style:display-name="標題 6 字元" style:family="text" style:parent-style-name="預設段落字型">
      <style:text-properties style:font-name-asian="新細明體" style:font-name-complex="Times New Roman" fo:color="#595959"/>
    </style:style>
    <style:style style:name="標題7字元" style:display-name="標題 7 字元" style:family="text" style:parent-style-name="預設段落字型">
      <style:text-properties style:font-name-asian="新細明體" style:font-name-complex="Times New Roman" fo:color="#595959"/>
    </style:style>
    <style:style style:name="標題8字元" style:display-name="標題 8 字元" style:family="text" style:parent-style-name="預設段落字型">
      <style:text-properties style:font-name-asian="新細明體" style:font-name-complex="Times New Roman" fo:color="#272727"/>
    </style:style>
    <style:style style:name="標題9字元" style:display-name="標題 9 字元" style:family="text" style:parent-style-name="預設段落字型">
      <style:text-properties style:font-name-asian="新細明體" style:font-name-complex="Times New Roman" fo:color="#272727"/>
    </style:style>
    <style:style style:name="標題" style:display-name="標題" style:family="paragraph" style:parent-style-name="內文" style:next-style-name="內文">
      <style:paragraph-properties style:contextual-spacing="true" fo:text-align="center" fo:margin-bottom="0.0555in" fo:line-height="100%"/>
      <style:text-properties style:font-name="Aptos Display" style:font-name-asian="新細明體" style:font-name-complex="Times New Roman" fo:letter-spacing="-0.0069in" style:letter-kerning="true" fo:font-size="28pt" style:font-size-asian="28pt" style:font-size-complex="28pt" fo:hyphenate="false"/>
    </style:style>
    <style:style style:name="標題字元" style:display-name="標題 字元" style:family="text" style:parent-style-name="預設段落字型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副標題" style:display-name="副標題" style:family="paragraph" style:parent-style-name="內文" style:next-style-name="內文">
      <style:paragraph-properties fo:text-align="center"/>
      <style:text-properties style:font-name="Aptos Display" style:font-name-asian="新細明體" style:font-name-complex="Times New Roman" fo:color="#595959" fo:letter-spacing="0.0104in" fo:font-size="14pt" style:font-size-asian="14pt" style:font-size-complex="14pt" fo:hyphenate="false"/>
    </style:style>
    <style:style style:name="副標題字元" style:display-name="副標題 字元" style:family="text" style:parent-style-name="預設段落字型">
      <style:text-properties style:font-name="Aptos Display" style:font-name-asian="新細明體" style:font-name-complex="Times New Roman" fo:color="#595959" fo:letter-spacing="0.0104in" fo:font-size="14pt" style:font-size-asian="14pt" style:font-size-complex="14pt"/>
    </style:style>
    <style:style style:name="引文" style:display-name="引文" style:family="paragraph" style:parent-style-name="內文" style:next-style-name="內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清單段落" style:display-name="清單段落" style:family="paragraph" style:parent-style-name="內文">
      <style:paragraph-properties style:contextual-spacing="true" fo:margin-left="0.5in">
        <style:tab-stops/>
      </style:paragraph-properties>
      <style:text-properties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ng Han Chen</meta:initial-creator>
    <dc:creator>Jing Han Chen</dc:creator>
    <meta:creation-date>2024-03-03T14:41:00Z</meta:creation-date>
    <dc:date>2024-03-03T14:41:00Z</dc:date>
    <meta:template xlink:href="Normal.dotm" xlink:type="simple"/>
    <meta:editing-cycles>2</meta:editing-cycles>
    <meta:editing-duration>PT0S</meta:editing-duration>
    <meta:document-statistic meta:page-count="3" meta:paragraph-count="3" meta:word-count="247" meta:character-count="1657" meta:row-count="11" meta:non-whitespace-character-count="1413"/>
  </office:meta>
</office:document-meta>
</file>